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55.63mm"/>
    </style:style>
    <style:style style:name="co6" style:family="table-column">
      <style:table-column-properties fo:break-before="auto" style:column-width="109.56mm"/>
    </style:style>
    <style:style style:name="co7" style:family="table-column">
      <style:table-column-properties fo:break-before="auto" style:column-width="72.2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fo:border-bottom="none" fo:border-left="none" fo:border-right="none" fo:border-top="0.99pt double #000000" style:border-line-width-top="0.09mm 0.09mm 0.18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ar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goodlad/src/esp8266-mitsubishi-aircon/board/board2/board2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04 Dec 2018 21:23:47 AED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0.0+dfsg1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Digikey URL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11-PIN HDR</text:p>
          </table:table-cell>
          <table:table-cell office:value-type="string" calcext:value-type="string">
            <text:p>Connector:Conn_01x11_Female</text:p>
          </table:table-cell>
          <table:table-cell office:value-type="string" calcext:value-type="string">
            <text:p>Connector_PinSocket_2.54mm:PinSocket_1x11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MITSU_AC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JST:JST_PH_S4B-PH-K_1x04_P2.00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11-PIN HDR</text:p>
          </table:table-cell>
          <table:table-cell office:value-type="string" calcext:value-type="string">
            <text:p>Connector:Conn_01x11_Female</text:p>
          </table:table-cell>
          <table:table-cell office:value-type="string" calcext:value-type="string">
            <text:p>Connector_PinSocket_2.54mm:PinSocket_1x11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Logic_LevelTranslator:TXB0104D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ti.com/lit/ds/symlink/txb0104.pd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6994-1-ND</text:p>
          </table:table-cell>
          <table:table-cell office:value-type="string" calcext:value-type="string">
            <text:p><text:a xlink:href="https://www.digikey.com.au/product-detail/en/samsung-electro-mechanics/CL10B104KB85PNL/1276-6994-1-ND/7320636?cur=AUD&amp;lang=en" xlink:type="simple">https://www.digikey.com.au/product-detail/en/samsung-electro-mechanics/CL10B104KB85PNL/1276-6994-1-ND/7320636?cur=AUD&amp;lang=en</text:a></text:p>
          </table:table-cell>
          <table:table-cell table:style-name="ce1" office:value-type="currency" office:currency="AUD" office:value="0.27" calcext:value-type="currency">
            <text:p>$0.27</text:p>
          </table:table-cell>
          <table:table-cell table:style-name="ce1" table:formula="of:=[.$J23]*[.$B23]" office:value-type="currency" office:currency="AUD" office:value="0.54" calcext:value-type="currency">
            <text:p>$0.5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11-PIN HDR</text:p>
          </table:table-cell>
          <table:table-cell office:value-type="string" calcext:value-type="string">
            <text:p>Connector:Conn_01x11_Female</text:p>
          </table:table-cell>
          <table:table-cell office:value-type="string" calcext:value-type="string">
            <text:p>Connector_PinSocket_2.54mm:PinSocket_1x11_P2.54mm_Vertical</text:p>
          </table:table-cell>
          <table:table-cell office:value-type="string" calcext:value-type="string">
            <text:p>https://media.digikey.com/pdf/Data%20Sheets/Sullins%20PDFs/Female_Headers.100_DS.pdf</text:p>
          </table:table-cell>
          <table:table-cell office:value-type="string" calcext:value-type="string">
            <text:p>S7009-ND</text:p>
          </table:table-cell>
          <table:table-cell office:value-type="string" calcext:value-type="string">
            <text:p><text:a xlink:href="https://www.digikey.com.au/product-detail/en/sullins-connector-solutions/PPTC111LFBN-RC/S7009-ND/810150" xlink:type="simple">https://www.digikey.com.au/product-detail/en/sullins-connector-solutions/PPTC111LFBN-RC/S7009-ND/810150</text:a></text:p>
          </table:table-cell>
          <table:table-cell table:style-name="ce1" office:value-type="currency" office:currency="AUD" office:value="1.18" calcext:value-type="currency">
            <text:p>$1.18</text:p>
          </table:table-cell>
          <table:table-cell table:style-name="ce1" table:formula="of:=[.$J24]*[.$B24]" office:value-type="currency" office:currency="AUD" office:value="2.36" calcext:value-type="currency">
            <text:p>$2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ITSU_AC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JST:JST_PH_S4B-PH-K_1x04_P2.00mm_Horizontal</text:p>
          </table:table-cell>
          <table:table-cell office:value-type="string" calcext:value-type="string">
            <text:p>http://www.jst-mfg.com/product/pdf/eng/ePH.pdf</text:p>
          </table:table-cell>
          <table:table-cell office:value-type="string" calcext:value-type="string">
            <text:p>455-1721-ND</text:p>
          </table:table-cell>
          <table:table-cell office:value-type="string" calcext:value-type="string">
            <text:p><text:a xlink:href="https://www.digikey.com.au/product-detail/en/jst-sales-america-inc/S4B-PH-K-S-LF-SN/455-1721-ND/926628" xlink:type="simple">https://www.digikey.com.au/product-detail/en/jst-sales-america-inc/S4B-PH-K-S-LF-SN/455-1721-ND/926628</text:a></text:p>
          </table:table-cell>
          <table:table-cell table:style-name="ce1" office:value-type="currency" office:currency="AUD" office:value="0.36" calcext:value-type="currency">
            <text:p>$0.36</text:p>
          </table:table-cell>
          <table:table-cell table:style-name="ce1" table:formula="of:=[.$J25]*[.$B25]" office:value-type="currency" office:currency="AUD" office:value="0.36" calcext:value-type="currency">
            <text:p>$0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9.pdf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<text:a xlink:href="https://www.digikey.com.au/product-detail/en/yageo/RC0603FR-0710KL/311-10.0KHRCT-ND/729827" xlink:type="simple">https://www.digikey.com.au/product-detail/en/yageo/RC0603FR-0710KL/311-10.0KHRCT-ND/729827</text:a></text:p>
          </table:table-cell>
          <table:table-cell table:style-name="ce1" office:value-type="currency" office:currency="AUD" office:value="0.16" calcext:value-type="currency">
            <text:p>$0.16</text:p>
          </table:table-cell>
          <table:table-cell table:style-name="ce1" table:formula="of:=[.$J26]*[.$B26]" office:value-type="currency" office:currency="AUD" office:value="0.16" calcext:value-type="currency">
            <text:p>$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Logic_LevelTranslator:TXB0104D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ti.com/lit/ds/symlink/txb0104.pdf</text:p>
          </table:table-cell>
          <table:table-cell office:value-type="string" calcext:value-type="string">
            <text:p>296-21928-1-ND</text:p>
          </table:table-cell>
          <table:table-cell office:value-type="string" calcext:value-type="string">
            <text:p><text:a xlink:href="https://www.digikey.com.au/product-detail/en/texas-instruments/TXB0104DR/296-21928-1-ND/1629281" xlink:type="simple">https://www.digikey.com.au/product-detail/en/texas-instruments/TXB0104DR/296-21928-1-ND/1629281</text:a></text:p>
          </table:table-cell>
          <table:table-cell table:style-name="ce1" office:value-type="currency" office:currency="AUD" office:value="2.17" calcext:value-type="currency">
            <text:p>$2.17</text:p>
          </table:table-cell>
          <table:table-cell table:style-name="ce1" table:formula="of:=[.$J27]*[.$B27]" office:value-type="currency" office:currency="AUD" office:value="2.17" calcext:value-type="currency">
            <text:p>$2.17</text:p>
          </table:table-cell>
        </table:table-row>
        <table:table-row table:style-name="ro1">
          <table:table-cell table:number-columns-repeated="10"/>
          <table:table-cell table:style-name="ce2" table:formula="of:=SUM([.K$23:.K27])" office:value-type="currency" office:currency="AUD" office:value="5.59" calcext:value-type="currency">
            <text:p>$5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08:02:53.652538504</dc:date>
    <meta:editing-duration>PT10H1M</meta:editing-duration>
    <meta:editing-cycles>1</meta:editing-cycles>
    <meta:document-statistic meta:table-count="1" meta:cell-count="121" meta:object-count="0"/>
    <meta:generator>LibreOffice/6.1.2.1$Linux_X86_64 LibreOffice_project/10$Build-1</meta:generator>
  </office:meta>
</office:document-meta>
</file>